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3E000001AA30DC0BD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Tahoma" svg:font-family="Tahoma" style:font-family-generic="swiss" style:font-pitch="variable"/>
    <style:font-face style:name="Verdana Ref" svg:font-family="'Verdana Ref', 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401cm" fo:margin-left="-0.199cm" table:align="left" style:writing-mode="lr-tb"/>
    </style:style>
    <style:style style:name="Tabla1.A" style:family="table-column">
      <style:table-column-properties style:column-width="4.318cm"/>
    </style:style>
    <style:style style:name="Tabla1.B" style:family="table-column">
      <style:table-column-properties style:column-width="12.083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ffff9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.B1" style:family="table-cell">
      <style:table-cell-properties style:vertical-align="top" fo:background-color="#ffff9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.B2" style:family="table-cell">
      <style:table-cell-properties style:vertical-align="top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2" style:family="table">
      <style:table-properties style:width="16.401cm" fo:margin-left="-0.199cm" table:align="left" style:writing-mode="lr-tb"/>
    </style:style>
    <style:style style:name="Tabla2.A" style:family="table-column">
      <style:table-column-properties style:column-width="3.366cm"/>
    </style:style>
    <style:style style:name="Tabla2.B" style:family="table-column">
      <style:table-column-properties style:column-width="13.03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.9" style:family="table-row">
      <style:table-row-properties style:min-row-height="0.718cm" style:keep-together="true" fo:keep-together="auto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 fo:line-height="0.423cm"/>
    </style:style>
    <style:style style:name="P10" style:family="paragraph" style:parent-style-name="Standard">
      <style:paragraph-properties fo:line-height="0.423cm"/>
      <style:text-properties style:font-name="Verdana Ref" fo:font-size="9pt" style:font-size-asian="9pt" style:font-name-complex="Arial" style:font-size-complex="9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1.08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2" style:family="paragraph" style:parent-style-name="Párrafo_20_de_20_lista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 style:master-page-name="Standard">
      <style:paragraph-properties style:page-number="auto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 style:list-style-name="L1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 style:list-style-name="L2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 style:list-style-name="L3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 style:list-style-name="L4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 style:list-style-name="L12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1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2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3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4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5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6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7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8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9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30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31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32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33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34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35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36" style:family="paragraph" style:parent-style-name="Standard" style:list-style-name="L6">
      <style:paragraph-properties fo:text-align="justify" style:justify-single-word="false" style:snap-to-layout-grid="false"/>
      <style:text-properties style:font-name="Arial" fo:font-size="10pt" style:text-underline-style="none" style:font-size-asian="10pt" style:font-name-complex="Arial" style:font-size-complex="10pt"/>
    </style:style>
    <style:style style:name="P37" style:family="paragraph" style:parent-style-name="Standard" style:list-style-name="L7">
      <style:paragraph-properties fo:text-align="justify" style:justify-single-word="false" style:snap-to-layout-grid="false"/>
      <style:text-properties style:font-name="Arial" fo:font-size="10pt" style:text-underline-style="none" style:font-size-asian="10pt" style:font-name-complex="Arial" style:font-size-complex="10pt"/>
    </style:style>
    <style:style style:name="P38" style:family="paragraph" style:parent-style-name="Standard" style:list-style-name="L8">
      <style:paragraph-properties fo:text-align="justify" style:justify-single-word="false" style:snap-to-layout-grid="false"/>
      <style:text-properties style:font-name="Arial" fo:font-size="10pt" style:text-underline-style="none" style:font-size-asian="10pt" style:font-name-complex="Arial" style:font-size-complex="10pt"/>
    </style:style>
    <style:style style:name="P39" style:family="paragraph" style:parent-style-name="Standard" style:list-style-name="L9">
      <style:paragraph-properties fo:text-align="justify" style:justify-single-word="false" style:snap-to-layout-grid="false"/>
      <style:text-properties style:font-name="Arial" fo:font-size="10pt" style:text-underline-style="none" style:font-size-asian="10pt" style:font-name-complex="Arial" style:font-size-complex="10pt"/>
    </style:style>
    <style:style style:name="P40" style:family="paragraph" style:parent-style-name="Standard" style:list-style-name="L10">
      <style:paragraph-properties fo:text-align="justify" style:justify-single-word="false" style:snap-to-layout-grid="false"/>
      <style:text-properties style:font-name="Arial" fo:font-size="10pt" style:text-underline-style="none" style:font-size-asian="10pt" style:font-name-complex="Arial" style:font-size-complex="10pt"/>
    </style:style>
    <style:style style:name="P41" style:family="paragraph" style:parent-style-name="Standard" style:list-style-name="L11">
      <style:paragraph-properties fo:text-align="justify" style:justify-single-word="false" style:snap-to-layout-grid="false"/>
      <style:text-properties style:font-name="Arial" fo:font-size="10pt" style:text-underline-style="none" style:font-size-asian="10pt" style:font-name-complex="Arial" style:font-size-complex="10pt"/>
    </style:style>
    <style:style style:name="P42" style:family="paragraph" style:parent-style-name="Standard" style:list-style-name="L10">
      <style:paragraph-properties fo:text-align="justify" style:justify-single-word="false" style:snap-to-layout-grid="false"/>
      <style:text-properties style:font-name="Arial" fo:font-size="10pt" style:text-underline-style="none" style:font-size-asian="10pt" style:font-name-complex="Arial" style:font-size-complex="10pt"/>
    </style:style>
    <style:style style:name="P43" style:family="paragraph" style:parent-style-name="Standard">
      <style:text-properties style:font-name="Verdana Ref" fo:font-size="9pt" style:font-size-asian="9pt" style:font-name-complex="Arial" style:font-size-complex="9pt"/>
    </style:style>
    <style:style style:name="P44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Tahoma" style:font-name-complex="Tahoma"/>
    </style:style>
    <style:style style:name="T2" style:family="text">
      <style:text-properties fo:color="#000080" style:font-name="Tahoma" style:font-name-complex="Tahoma"/>
    </style:style>
    <style:style style:name="T3" style:family="text">
      <style:text-properties fo:color="#000080" style:font-name="Tahoma" fo:font-size="10pt" style:font-size-asian="10pt" style:font-name-complex="Tahoma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Verdana Ref" fo:font-size="9pt" style:font-size-asian="9pt" style:font-name-complex="Arial" style:font-size-complex="9pt"/>
    </style:style>
    <style:style style:name="T6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-0.3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FER-AD-05</text:p>
      <text:p text:style-name="P7">Formulario de Especificación de Requerimientos </text:p>
      <text:p text:style-name="P3"><text:tab/><text:tab/><text:tab/><text:tab/><text:tab/><text:tab/><text:tab/><text:tab/><text:tab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Proceso</text:p>
          </table:table-cell>
          <table:table-cell table:style-name="Tabla1.B1" office:value-type="string">
            <text:p text:style-name="P8">Compras por Excepción</text:p>
          </table:table-cell>
        </table:table-row>
        <table:table-row table:style-name="Tabla1.1">
          <table:table-cell table:style-name="Tabla1.A2" office:value-type="string">
            <text:p text:style-name="P4">Sistema</text:p>
          </table:table-cell>
          <table:table-cell table:style-name="Tabla1.B2" office:value-type="string">
            <text:p text:style-name="P4">ADQUISICIONES (AD)</text:p>
          </table:table-cell>
        </table:table-row>
        <table:table-row table:style-name="Tabla1.1">
          <table:table-cell table:style-name="Tabla1.A2" office:value-type="string">
            <text:p text:style-name="P4">Usuarios Responsables</text:p>
          </table:table-cell>
          <table:table-cell table:style-name="Tabla1.B2" office:value-type="string">
            <text:p text:style-name="P4">Vivian Badani</text:p>
            <text:p text:style-name="P4">Edson Udaeta</text:p>
          </table:table-cell>
        </table:table-row>
        <table:table-row table:style-name="Tabla1.1">
          <table:table-cell table:style-name="Tabla1.A2" office:value-type="string">
            <text:p text:style-name="P4">Fecha</text:p>
          </table:table-cell>
          <table:table-cell table:style-name="Tabla1.B2" office:value-type="string">
            <text:p text:style-name="P4">26-02-2008</text:p>
          </table:table-cell>
        </table:table-row>
        <table:table-row table:style-name="Tabla1.1">
          <table:table-cell table:style-name="Tabla1.A2" office:value-type="string">
            <text:p text:style-name="P4">Código</text:p>
          </table:table-cell>
          <table:table-cell table:style-name="Tabla1.B2" office:value-type="string">
            <text:p text:style-name="P4">AD-CompraExcep</text:p>
          </table:table-cell>
        </table:table-row>
      </table:table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">Descripción General</text:p>
          </table:table-cell>
          <table:table-cell table:style-name="Tabla2.B1" office:value-type="string">
            <text:p text:style-name="P6">Una Compra por Excepción se da cuando hay un sólo Proveedor que ofrece el Servicio o el Bien, o cuando es necesario hacer la compra de un Proveedor específico por alguna necesidad justificada.</text:p>
          </table:table-cell>
        </table:table-row>
        <table:table-row table:style-name="Tabla2.1">
          <table:table-cell table:style-name="Tabla2.A1" office:value-type="string">
            <text:p text:style-name="P4">Actor principal y sus intereses</text:p>
          </table:table-cell>
          <table:table-cell table:style-name="Tabla2.B1" office:value-type="string">
            <text:p text:style-name="P6">Solicitante (SOL): </text:p>
            <text:list text:style-name="L1">
              <text:list-item>
                <text:list>
                  <text:list-item>
                    <text:p text:style-name="P14">Solicitar un bien o servicio de acuerdo a sus necesidades, y evaluar entre las distintas propuestas de los proveedores para elegir la que mejor se ajuste a las especificaciones técnicas.</text:p>
                  </text:list-item>
                </text:list>
              </text:list-item>
            </text:list>
            <text:p text:style-name="P6">Jefe de Departamento (JED):</text:p>
            <text:list text:style-name="L2">
              <text:list-item>
                <text:list>
                  <text:list-item>
                    <text:p text:style-name="P15">Revisar y aprobar las solicitudes de compra del SOL.</text:p>
                  </text:list-item>
                </text:list>
              </text:list-item>
            </text:list>
            <text:p text:style-name="P6">Gerente Financiero (GFA):</text:p>
            <text:list text:style-name="L3">
              <text:list-item>
                <text:list>
                  <text:list-item>
                    <text:p text:style-name="P16">Verificar y aprobar las solicitudes aprobadas por el JED.</text:p>
                  </text:list-item>
                </text:list>
              </text:list-item>
            </text:list>
            <text:p text:style-name="P6">Encargado de Adquisiones (EAD):</text:p>
            <text:list text:style-name="L4">
              <text:list-item>
                <text:list>
                  <text:list-item>
                    <text:p text:style-name="P18">Realizar un análisis de las cotizaciones recibidas de una Lista de Compras, y recomendar la adjudicación a un Proveedor en base a parámetros de análisis preestablecidos.</text:p>
                  </text:list-item>
                </text:list>
              </text:list-item>
            </text:list>
            <text:p text:style-name="P6">Encargado Área Legal (LEG):</text:p>
            <text:list text:style-name="L12">
              <text:list-item>
                <text:list>
                  <text:list-item>
                    <text:p text:style-name="P19">Elaborar la Resolución de Adjudicación.</text:p>
                  </text:list-item>
                </text:list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4">Actores secundarios y sus intereses</text:p>
          </table:table-cell>
          <table:table-cell table:style-name="Tabla2.B1" office:value-type="string">
            <text:p text:style-name="P6"/>
            <text:p text:style-name="P5"/>
          </table:table-cell>
        </table:table-row>
        <table:table-row table:style-name="Tabla2.1">
          <table:table-cell table:style-name="Tabla2.A1" office:value-type="string">
            <text:p text:style-name="P4">Precondiciones:</text:p>
          </table:table-cell>
          <table:table-cell table:style-name="Tabla2.B1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4">Flujo básico (curso normal de eventos)</text:p>
          </table:table-cell>
          <table:table-cell table:style-name="Tabla2.B1" office:value-type="string">
            <text:list text:style-name="L5">
              <text:list-item>
                <text:p text:style-name="P20">El SOL elabora una Solicitud de Compra especificando su código, cuenta, el material o servicio, las especificaciones técnicas y el precio referencial, y el Proveedor del que se realizará la compra.</text:p>
              </text:list-item>
              <text:list-item>
                <text:p text:style-name="P20">El Sistema verifica si la partida presupuestaria tiene los fondos necesarios para cubrir con la Solicitud.</text:p>
              </text:list-item>
              <text:list-item>
                <text:p text:style-name="P20">El Sistema define el Tipo de Compra epor Excepción.</text:p>
              </text:list-item>
              <text:list-item>
                <text:p text:style-name="P20">El JED verifica si la Solicitud realizada es justificada por una necesidad y la aprueba.</text:p>
              </text:list-item>
              <text:list-item>
                <text:p text:style-name="P20">El GFA hace una revisión de la Solicitud aprobada por el JED y valida tal aprobación.</text:p>
              </text:list-item>
              <text:list-item>
                <text:p text:style-name="P20">El EAD consulta la lista de Solicitudes Aprobadas, y conforma la Lista de Compras para realizar un solo Proceso de Adquisición.</text:p>
              </text:list-item>
              <text:list-item>
                <text:p text:style-name="P20">El EAD solicita cotizaciones a los proveedores. Una vez recepcionadas las solicitudes las registra en el sistema.</text:p>
              </text:list-item>
              <text:list-item>
                <text:p text:style-name="P20">El EAD realiza el análisis de todas las cotizaciones recibidas, eliminando las que no cumplen las condiciones requeridas; posteriormente genera el cuadro comparativo de las cotizaciones preseleccionadas, <text:s/>que será entregado al SOL para que este realice la Evaluación Técnica.</text:p>
              </text:list-item>
              <text:list-item>
                <text:p text:style-name="P20">El SOL realiza la Evaluación Técnica en base al cuadro comparativo, y elige al proveedor para la adjudicación, justificando el porqué de su <text:soft-page-break/>decisión. El SOL genera los reportes requeridos por el sistema.</text:p>
              </text:list-item>
              <text:list-item>
                <text:p text:style-name="P20">El EAD en base a la elección del SOL hace la Solicitud <text:s/>de Resolución de Adjudicación al LEG</text:p>
              </text:list-item>
              <text:list-item>
                <text:p text:style-name="P20">EL LEG elabora la Resolución de Adjudicación, y la entrega al GFA.</text:p>
              </text:list-item>
              <text:list-item>
                <text:p text:style-name="P20">El GFA revisa la Resolución y da el visto <text:s/>bueno para la Adjudicación de la Compra.</text:p>
              </text:list-item>
              <text:list-item>
                <text:p text:style-name="P20">El EAD genera las Órdenes de Compra y los Planes de pagos donde se especificará el porcentaje mensual a retener como garantía si fuera el caso.</text:p>
              </text:list-item>
              <text:list-item>
                <text:p text:style-name="P20">Si el Proveedor solicita un anticipo, el EAD elabora una Solicitud de Pago de Anticipo a Tesorería.</text:p>
              </text:list-item>
              <text:list-item>
                <text:p text:style-name="P20">El Sistema hará el control de fechas de acuerdo a escalas de tiempo definidas.</text:p>
              </text:list-item>
              <text:list-item>
                <text:p text:style-name="P20">El proveedor entrega la compra o servicio al SOL, el cual dará su Conformidad de Recepción, y el Sistema genera la Solicitud de Pago a Tesorería.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4">Excepciones (flujos alternativos)</text:p>
          </table:table-cell>
          <table:table-cell table:style-name="Tabla2.B1" office:value-type="string">
            <text:list text:style-name="L6">
              <text:list-item>
                <text:p text:style-name="P36">El Presupuesto es insuficiente.</text:p>
              </text:list-item>
            </text:list>
            <text:list text:style-name="L7">
              <text:list-item>
                <text:list>
                  <text:list-item>
                    <text:p text:style-name="P37">Se rechaza la Solicitud.</text:p>
                  </text:list-item>
                </text:list>
              </text:list-item>
            </text:list>
            <text:list text:style-name="L8">
              <text:list-item>
                <text:p text:style-name="P38">El JED considera que la Solicitud no es justificada.</text:p>
              </text:list-item>
            </text:list>
            <text:list text:style-name="L9">
              <text:list-item>
                <text:list>
                  <text:list-item>
                    <text:p text:style-name="P39">Rechaza la Solictud de Compra</text:p>
                  </text:list-item>
                </text:list>
              </text:list-item>
            </text:list>
            <text:list text:style-name="L10">
              <text:list-item>
                <text:p text:style-name="P40">El EAD considera que la Solicitud aprobada por el JED no es justificada.</text:p>
              </text:list-item>
            </text:list>
            <text:list text:style-name="L11">
              <text:list-item>
                <text:list>
                  <text:list-item>
                    <text:p text:style-name="P41">Rechaza la Solicitud de Compra.</text:p>
                  </text:list-item>
                </text:list>
              </text:list-item>
            </text:list>
            <text:list text:style-name="L10" text:continue-numbering="true">
              <text:list-header>
                <text:p text:style-name="P40"/>
              </text:list-header>
            </text:list>
          </table:table-cell>
        </table:table-row>
        <table:table-row table:style-name="Tabla2.1">
          <table:table-cell table:style-name="Tabla2.A1" office:value-type="string">
            <text:p text:style-name="P4">Indicador de éxito</text:p>
          </table:table-cell>
          <table:table-cell table:style-name="Tabla2.B1" office:value-type="string">
            <text:p text:style-name="P11">Resoluciones, facturas o recibos, Órdenes de Compra emitidos.</text:p>
          </table:table-cell>
        </table:table-row>
        <table:table-row table:style-name="Tabla2.1">
          <table:table-cell table:style-name="Tabla2.A1" office:value-type="string">
            <text:p text:style-name="P4">Documentos y Datos</text:p>
          </table:table-cell>
          <table:table-cell table:style-name="Tabla2.B1" office:value-type="string">
            <text:p text:style-name="P6"/>
          </table:table-cell>
        </table:table-row>
        <table:table-row table:style-name="Tabla2.9">
          <table:table-cell table:style-name="Tabla2.A1" office:value-type="string">
            <text:p text:style-name="P4">Frecuencia </text:p>
          </table:table-cell>
          <table:table-cell table:style-name="Tabla2.B1" office:value-type="string">
            <text:p text:style-name="P12">Periódico a necesidad</text:p>
          </table:table-cell>
        </table:table-row>
      </table:table>
      <text:p text:style-name="P2"/>
      <text:p text:style-name="P2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Tahoma" svg:font-family="Tahoma" style:font-family-generic="swiss" style:font-pitch="variable"/>
    <style:font-face style:name="Verdana Ref" svg:font-family="'Verdana Ref', 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Courier New" style:font-name-complex="Courier New"/>
    </style:style>
    <style:style style:name="WW8Num1z1" style:family="text">
      <style:text-properties style:font-name="Symbol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" style:font-name-complex="Courier New"/>
    </style:style>
    <style:style style:name="WW8Num3z0" style:family="text">
      <style:text-properties style:font-name="Courier New" style:font-name-complex="Courier New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" style:font-name-complex="Courier New"/>
    </style:style>
    <style:style style:name="WW8Num7z0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Arial" style:font-name-asian="Times New Roman" style:font-name-complex="Aria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Courier New" style:font-name-complex="Courier New"/>
    </style:style>
    <style:style style:name="WW8Num10z0" style:family="text">
      <style:text-properties style:font-name="Courier New" style:font-name-complex="Courier New"/>
    </style:style>
    <style:style style:name="WW8Num11z0" style:family="text">
      <style:text-properties style:font-name="Symbol"/>
    </style:style>
    <style:style style:name="WW8Num11z2" style:family="text">
      <style:text-properties style:font-name="Wingdings"/>
    </style:style>
    <style:style style:name="WW8Num11z4" style:family="text">
      <style:text-properties style:font-name="Courier New" style:font-name-complex="Courier New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Arial" style:font-name-asian="Times New Roman" style:font-name-complex="Aria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style:font-name="Courier New" style:font-name-complex="Courier New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1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Arial" style:font-name-asian="Times New Roman" style:font-name-complex="Arial"/>
    </style:style>
    <style:style style:name="WW8Num19z3" style:family="text">
      <style:text-properties style:font-name="Symbol"/>
    </style:style>
    <style:style style:name="WW8Num19z5" style:family="text">
      <style:text-properties style:font-name="Wingdings"/>
    </style:style>
    <style:style style:name="WW8Num20z0" style:family="text">
      <style:text-properties style:font-name="Arial" style:font-name-asian="Times New Roman" style:font-name-complex="Aria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Arial" style:font-name-asian="Times New Roman" style:font-name-complex="Arial"/>
    </style:style>
    <style:style style:name="WW8Num21z3" style:family="text">
      <style:text-properties style:font-name="Symbol"/>
    </style:style>
    <style:style style:name="WW8Num21z5" style:family="text">
      <style:text-properties style:font-name="Wingdings"/>
    </style:style>
    <style:style style:name="WW8Num22z0" style:family="text">
      <style:text-properties style:font-name="Arial" style:font-name-asian="Times New Roman" style:font-name-complex="Aria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WW8Num24z0" style:family="text">
      <style:text-properties style:font-name="Courier New" style:font-name-complex="Courier New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Arial" style:font-name-asian="Times New Roman" style:font-name-complex="Aria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Symbol"/>
    </style:style>
    <style:style style:name="WW8Num27z2" style:family="text">
      <style:text-properties style:font-name="Arial" style:font-name-asian="Times New Roman" style:font-name-complex="Arial"/>
    </style:style>
    <style:style style:name="WW8Num27z4" style:family="text">
      <style:text-properties style:font-name="Courier New" style:font-name-complex="Courier New"/>
    </style:style>
    <style:style style:name="WW8Num27z5" style:family="text">
      <style:text-properties style:font-name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1z1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11.43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2.54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3.81cm" text:min-label-width="0.635cm"/>
      </text:list-level-style-number>
      <text:list-level-style-bullet text:level="3" text:style-name="WW8Num6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6z4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6z4" style:num-suffix="." text:bullet-char="o">
        <style:list-level-properties text:space-before="11.43cm" text:min-label-width="0.635cm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7z0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3" text:style-name="WW8Num11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1z4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1z4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1.43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249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519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789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059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329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599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869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13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6z1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11.43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19z2" style:num-suffix="." text:bullet-char="-">
        <style:list-level-properties text:space-before="3.175cm" text:min-label-width="0.635cm"/>
        <style:text-properties style:font-name="Arial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space-before="0.635cm" text:min-label-width="0.635cm"/>
        <style:text-properties style:font-name="Aria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21z2" style:num-suffix="." text:bullet-char="-">
        <style:list-level-properties text:space-before="3.175cm" text:min-label-width="0.635cm"/>
        <style:text-properties style:font-name="Arial"/>
      </text:list-level-style-bullet>
      <text:list-level-style-bullet text:level="4" text:style-name="WW8Num2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bullet text:level="1" text:style-name="WW8Num27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27z2" style:num-suffix="." text:bullet-char="-">
        <style:list-level-properties text:space-before="3.175cm" text:min-label-width="0.635cm"/>
        <style:text-properties style:font-name="Arial"/>
      </text:list-level-style-bullet>
      <text:list-level-style-bullet text:level="4" text:style-name="WW8Num2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>
      <style:paragraph-properties fo:text-align="center" style:writing-mode="lr-tb"/>
      <style:text-properties fo:font-size="24pt"/>
    </style:style>
    <style:style style:name="T1" style:family="text"/>
    <style:style style:name="T2" style:family="text">
      <style:text-properties style:font-name="Tahoma" style:font-name-complex="Tahoma"/>
    </style:style>
    <style:style style:name="T3" style:family="text">
      <style:text-properties fo:color="#000080" style:font-name="Tahoma" style:font-name-complex="Tahoma"/>
    </style:style>
    <style:style style:name="T4" style:family="text">
      <style:text-properties fo:color="#000080" style:font-name="Tahoma" fo:font-size="10pt" style:font-size-asian="10pt" style:font-name-complex="Tahoma" style:font-size-complex="10pt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-0.3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1.59cm" fo:page-height="27.94cm" style:num-format="1" style:print-orientation="portrait" fo:margin-top="2.501cm" fo:margin-bottom="1.251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Marco1" text:anchor-type="paragraph" svg:x="16.337cm" svg:y="0.448cm" fo:min-width="0.041cm" draw:z-index="1"><draw:text-box fo:min-height="0.37cm"><text:p text:style-name="Footer"><text:span text:style-name="Page_20_Number">Página </text:span><text:span text:style-name="Page_20_Number"><text:page-number text:select-page="current">2</text:page-number></text:span><text:span text:style-name="Page_20_Number"> de </text:span><text:span text:style-name="Page_20_Number"><text:page-count style:num-format="1">2</text:page-count></text:span></text:p></draw:text-box></draw:frame><draw:line text:anchor-type="char" draw:z-index="5" draw:style-name="gr1" draw:text-style-name="P2" svg:x1="0cm" svg:y1="0.116cm" svg:x2="15.558cm" svg:y2="0.116cm"><text:p/></draw:line><text:span text:style-name="T2"><draw:frame draw:style-name="fr2" draw:name="gráficos1" text:anchor-type="as-char" svg:width="2.409cm" svg:height="1.84cm" draw:z-index="3"><draw:image xlink:href="Pictures/100000000000023E000001AA30DC0BD8.jpg" xlink:type="simple" xlink:show="embed" xlink:actuate="onLoad"/></draw:frame></text:span><text:span text:style-name="T3"> </text:span><text:span text:style-name="T4">GERENCIA DE TECNOLOGIAS DE INFORMACION</text:span></text:p>
        <text:p text:style-name="P1"/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Formulario de especificación de requerimientos</dc:title>
    <meta:initial-creator>usuario</meta:initial-creator>
    <meta:creation-date>2007-09-19T16:31:00</meta:creation-date>
    <dc:creator>ENDE ENDE</dc:creator>
    <dc:date>2008-03-05T12:11:24</dc:date>
    <meta:print-date>2007-09-21T17:51:00</meta:print-date>
    <meta:editing-cycles>40</meta:editing-cycles>
    <meta:editing-duration>PT12H55M24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60" meta:word-count="570" meta:character-count="3566"/>
  </office:meta>
</office:document-meta>
</file>